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0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size-asian="28pt" style:language-asian="hi" style:country-asian="IN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 Semibold" fo:font-size="28pt" fo:language="en" fo:country="US" fo:font-style="italic" fo:text-shadow="none" fo:font-weight="normal" style:letter-kerning="true" style:font-size-asian="28pt" style:language-asian="hi" style:country-asian="IN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000000" style:font-name="Segoe UI Semibold" fo:font-size="20pt" fo:language="en" fo:country="US" fo:font-style="italic" fo:text-shadow="none" fo:font-weight="normal" style:letter-kerning="true" style:font-size-asian="20pt" style:language-asian="hi" style:country-asian="IN" style:font-style-asian="italic" style:font-weight-asian="normal" style:font-size-complex="20pt" style:font-style-complex="italic" style:font-weight-complex="normal"/>
    </style:style>
    <style:style style:name="T4" style:family="text">
      <style:text-properties fo:color="#cc0000" style:text-position="super 58%" style:font-name="Arial" fo:font-size="36pt" fo:language="en" fo:country="US" fo:font-style="normal" fo:text-shadow="none" fo:font-weight="bold" style:letter-kerning="true" style:font-name-asian="Arial1" style:font-size-asian="36pt" style:language-asian="hi" style:country-asian="IN" style:font-style-asian="normal" style:font-weight-asian="bold" style:font-name-complex="Arial1" style:font-size-complex="36pt" style:font-style-complex="normal" style:font-weight-complex="bold"/>
    </style:style>
    <style:style style:name="T5" style:family="text">
      <style:text-properties fo:color="#000000" style:text-position="super 58%" style:font-name="Segoe UI" fo:font-size="36pt" fo:language="en" fo:country="US" fo:font-style="normal" fo:text-shadow="none" fo:font-weight="bold" style:letter-kerning="true" style:font-name-asian="Arial1" style:font-size-asian="36pt" style:language-asian="hi" style:country-asian="IN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color="#000000" style:font-name="Segoe UI" fo:font-size="36pt" fo:language="en" fo:country="US" fo:font-style="normal" fo:text-shadow="none" fo:font-weight="bold" style:letter-kerning="true" style:font-name-asian="Arial1" style:font-size-asian="36pt" style:language-asian="hi" style:country-asian="IN" style:font-style-asian="normal" style:font-weight-asian="bold" style:font-name-complex="Arial1" style:font-size-complex="36pt" style:font-style-complex="normal" style:font-weight-complex="bold"/>
    </style:style>
    <style:style style:name="T7" style:family="text">
      <style:text-properties fo:color="#cc0000" style:text-position="super 58%" style:font-name="Arial1" fo:font-size="36pt" fo:language="en" fo:country="US" fo:font-style="normal" fo:text-shadow="none" fo:font-weight="bold" style:letter-kerning="true" style:font-name-asian="Arial1" style:font-size-asian="36pt" style:language-asian="hi" style:country-asian="IN" style:font-style-asian="normal" style:font-weight-asian="bold" style:font-name-complex="Arial1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6.63cm" svg:x="1.27cm" svg:y="0.788cm">
          <draw:text-box>
            <text:p text:style-name="P1"><text:span text:style-name="T1">SANCTUS</text:span><text:span text:style-name="T2"> </text:span><text:span text:style-name="T3">(LSB p.161)</text:span></text:p>
            <text:p text:style-name="P1"><text:span text:style-name="T4">♫</text:span><text:span text:style-name="T5"> </text:span><text:span text:style-name="T6">Holy, holy, holy Lord </text:span></text:p>
            <text:p text:style-name="P1"><text:span text:style-name="T6">God of pow'r and might:</text:span></text:p>
            <text:p text:style-name="P1"><text:span text:style-name="T6">Heav'n and earth are full of Your gl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5" draw:layer="layout" svg:width="25.146cm" svg:height="3.874cm" svg:x="1.524cm" svg:y="0.698cm">
          <draw:text-box>
            <text:p text:style-name="P4"><text:span text:style-name="T7">♫</text:span><text:span text:style-name="T5"> </text:span><text:span text:style-name="T6">Hosanna. Hosanna.</text:span></text:p>
            <text:p text:style-name="P4"><text:span text:style-name="T6">Hosanna in the high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146cm" svg:height="5.652cm" svg:x="1.524cm" svg:y="0.444cm">
          <draw:text-box>
            <text:p text:style-name="P4"><text:span text:style-name="T7">♫</text:span><text:span text:style-name="T5"> </text:span><text:span text:style-name="T6">Blessed is He</text:span></text:p>
            <text:p text:style-name="P4"><text:span text:style-name="T6">who comes in the name of the Lord.</text:span></text:p>
            <text:p text:style-name="P4"><text:span text:style-name="T6">Hosanna in the highest.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5.199cm" svg:height="2.63cm" svg:x="1.4cm" svg:y="0.627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0.001cm" svg:height="0.001cm" svg:x="0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1" style:page-layout-name="PM1" draw:style-name="Mdp3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4T11:08:22.677000000</meta:creation-date>
    <dc:date>2019-02-06T13:34:12.243000000</dc:date>
    <meta:editing-duration>PT27M50S</meta:editing-duration>
    <meta:editing-cycles>39</meta:editing-cycles>
    <meta:generator>LibreOffice/6.1.3.2$Windows_X86_64 LibreOffice_project/86daf60bf00efa86ad547e59e09d6bb77c699acb</meta:generator>
    <meta:document-statistic meta:object-count="58"/>
  </office:meta>
</office:document-meta>
</file>